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Sans-serif" officeooo:paragraph-rsid="001ce52b"/>
    </style:style>
    <style:style style:name="T1" style:family="text">
      <style:text-properties style:font-name="sans-serif" fo:font-size="15pt"/>
    </style:style>
    <style:style style:name="T2" style:family="text">
      <style:text-properties style:font-name="sans-serif" fo:font-size="12pt"/>
    </style:style>
    <style:style style:name="T3" style:family="text">
      <style:text-properties fo:font-size="15pt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S</text:span><text:span text:style-name="T2">ISTEMAS</text:span> <text:span text:style-name="T1">O</text:span><text:span text:style-name="T2">PERATIVOS</text:span> <text:span text:style-name="T1">M</text:span><text:span text:style-name="T2">ONOPUESTO</text:span> <text:span text:style-name="T1">T</text:span><text:span text:style-name="T2">ERMINAL</text:span> <text:span text:style-name="T1">L</text:span><text:span text:style-name="T2">INUX</text:span> <text:span text:style-name="T1">I</text:span></text:p>
      <text:p text:style-name="P1"><text:span text:style-name="T3">Abrimos un terminal.</text:span><text:line-break/><text:span text:style-name="T3">1.</text:span> <text:span text:style-name="T3">Identifica el prompt.</text:span></text:p>
      <text:p text:style-name="P1"><text:span text:style-name="T3">2.</text:span> <text:span text:style-name="T3">¿Qué pasa si pulsas ENTER?</text:span></text:p>
      <text:p text:style-name="P1"><text:span text:style-name="T3">3.</text:span> <text:span text:style-name="T3">Teclea pwd.</text:span></text:p>
      <text:p text:style-name="P1"><text:span text:style-name="T3">4.</text:span> <text:span text:style-name="T3">Ahora cd .. y justo después teclea pwd ¿Qué ha cambiado? ¿Por qué?</text:span></text:p>
      <text:p text:style-name="P1"><text:span text:style-name="T3">5.</text:span> <text:span text:style-name="T3">Ahora teclea cd ¿Estás en el mismo sitio?(utiliza pwd para comprobarlo)</text:span></text:p>
      <text:p text:style-name="P1"><text:span text:style-name="T3">6.</text:span> <text:span text:style-name="T3">Habrás observado que vuelves a estar en el directorio del Ejercicio3. Esto es debido a que cd</text:span><text:line-break/><text:span text:style-name="T3">sin ningún parámetro lleva al directorio HOME. Teclea echo $HOME.</text:span></text:p>
      <text:p text:style-name="P1"><text:span text:style-name="T3">7.</text:span> <text:span text:style-name="T3">Vamos a ver qué guarda nuestra carpeta. Teclea ls. ¿Qué aparece?</text:span></text:p>
      <text:p text:style-name="P1"><text:span text:style-name="T3">8.</text:span> <text:span text:style-name="T3">Ahora teclea ls -l. Observa las diferencias.</text:span></text:p>
      <text:p text:style-name="P1"><text:span text:style-name="T3">9.</text:span> <text:span text:style-name="T3">Vamos a crear una nueva carpeta. La llamaremos trabajo, entonces mkdir trabajo.</text:span></text:p>
      <text:p text:style-name="P1"><text:span text:style-name="T3">10.</text:span> <text:span text:style-name="T3">¿Cómo puedes llegar a trabajo? Después de hacerlo, y para cerciorarnos de que esa es la</text:span><text:line-break/><text:span text:style-name="T3">carpeta, teclea pwd.</text:span></text:p>
      <text:p text:style-name="P1"><text:span text:style-name="T3">11.</text:span> <text:span text:style-name="T3">Desde la carpeta trabajo teclea cd .. Comprueba que vuelves a estar en /home/dual</text:span></text:p>
      <text:p text:style-name="P1"><text:span text:style-name="T3">12.</text:span> <text:span text:style-name="T3">Elimina la carpeta trabajo. Debes utilizar el comando rmdir. ¿Te ha sido posible?</text:span></text:p>
      <text:p text:style-name="P1"><text:span text:style-name="T3">13.</text:span> <text:span text:style-name="T3">Como la has borrado, crea de nuevo la carpeta y accede a ella. Compruébalo mediante el</text:span><text:line-break/><text:span text:style-name="T3">comando pwd.</text:span></text:p>
      <text:p text:style-name="P1"><text:span text:style-name="T3">14.</text:span> <text:span text:style-name="T3">Ahora creamos un fichero. Teclea touch fichero1.</text:span></text:p>
      <text:p text:style-name="P1"><text:span text:style-name="T3">15.</text:span> <text:span text:style-name="T3">¿Se ha creado? Realiza un listado de la carpeta(o directorio) con el comando ls. Prueba</text:span><text:line-break/><text:span text:style-name="T3">también el listado con más información (ls -l)</text:span></text:p>
      <text:p text:style-name="P1"><text:soft-page-break/><text:span text:style-name="T3">16.</text:span> <text:span text:style-name="T3">Vuelve al directorio /home/dual. Intenta ahora eliminar el directorio trabajo ¿Te es posible?</text:span><text:line-break/><text:span text:style-name="T3">Razónalo.</text:span></text:p>
      <text:p text:style-name="P1"><text:span text:style-name="T3">17.</text:span> <text:span text:style-name="T3">Volvemos al directorio /home/dual/trabajo. Crea el fichero</text:span> <text:span text:style-name="T3">.Fichero2</text:span> <text:span text:style-name="T3">con touch</text:span> <text:span text:style-name="T3">.Fichero2.</text:span><text:line-break/><text:span text:style-name="T3">Realiza un listado del directorio ¿Aparece .Fichero2? ¿Prueba ahora con ls -a? Explica que</text:span><text:line-break/><text:span text:style-name="T3">hace el comando -a y para qué sirve el punto al principio del fichero.</text:span></text:p>
      <text:p text:style-name="P1"><text:span text:style-name="T3">18.</text:span> <text:span text:style-name="T3">Vuelve al directorio /home/dual. Muestra todos los ficheros y directorios aunque estén</text:span><text:line-break/><text:span text:style-name="T3">ocultos.</text:span></text:p>
      <text:p text:style-name="P1"><text:span text:style-name="T3">19.</text:span> <text:span text:style-name="T3">Teclea echo “Esto es muy fácil”</text:span></text:p>
      <text:p text:style-name="P1"><text:span text:style-name="T3">20.</text:span> <text:span text:style-name="T3">Tienes una estructura de directorios como la que sigue: /home/dual/trabajo/facturas. Tu</text:span><text:line-break/><text:span text:style-name="T3">directorio actual es facturas:</text:span><text:line-break/><text:span text:style-name="T3">1.</text:span> <text:span text:style-name="T3">indica la ruta absoluta de dual.</text:span><text:line-break/><text:span text:style-name="T3">2.</text:span> <text:span text:style-name="T3">Indica la ruta relativa de trabajo.</text:span><text:line-break/><text:span text:style-name="T3">3.</text:span> <text:span text:style-name="T3">Si estuvieras en dual ¿qué comando tendrías que utilizar para ir a facturas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5T12:42:17.933000000</meta:creation-date>
    <dc:date>2022-01-25T12:44:21.766000000</dc:date>
    <meta:editing-duration>PT2M3S</meta:editing-duration>
    <meta:editing-cycles>2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21" meta:word-count="329" meta:character-count="1984" meta:non-whitespace-character-count="1676"/>
  </office:meta>
</office:document-meta>
</file>